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96pt"/>
    </style:style>
    <style:style style:name="co2" style:family="table-column">
      <style:table-column-properties fo:break-before="auto" style:column-width="92.1pt"/>
    </style:style>
    <style:style style:name="co3" style:family="table-column">
      <style:table-column-properties fo:break-before="auto" style:column-width="69.7pt"/>
    </style:style>
    <style:style style:name="co4" style:family="table-column">
      <style:table-column-properties fo:break-before="auto" style:column-width="78.21pt"/>
    </style:style>
    <style:style style:name="co5" style:family="table-column">
      <style:table-column-properties fo:break-before="auto" style:column-width="82.8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oint_robot_improved" table:style-name="ta1">
        <table:shapes>
          <draw:frame draw:z-index="0" draw:style-name="gr1" draw:text-style-name="P1" svg:width="453.03pt" svg:height="255.23pt" svg:x="323.83pt" svg:y="274.82pt">
            <loext:p draw:notify-on-update-of-ranges="point_robot_improved.A2:point_robot_improved.A13 point_robot_improved.D2:point_robot_improved.D13 point_robot_improved.F2:point_robot_improved.F13 point_robot_improved.F2:point_robot_improved.F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06pt" svg:height="279.35pt" svg:x="695.91pt" svg:y="35.38pt">
            <loext:p draw:notify-on-update-of-ranges="point_robot_improved.A2:point_robot_improved.A13 point_robot_improved.B2:point_robot_improved.B13 point_robot_improved.E2:point_robot_improved.E13 point_robot_improved.E2:point_robot_improved.E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tep_size</text:p>
          </table:table-cell>
          <table:table-cell office:value-type="string" calcext:value-type="string">
            <text:p><text:s/>num_rrt_iterations</text:p>
          </table:table-cell>
          <table:table-cell office:value-type="string" calcext:value-type="string">
            <text:p><text:s/>rrt_path_size</text:p>
          </table:table-cell>
          <table:table-cell office:value-type="string" calcext:value-type="string">
            <text:p><text:s/>rrt_path_length</text:p>
          </table:table-cell>
          <table:table-cell office:value-type="string" calcext:value-type="string">
            <text:p><text:s/>std_num_iter</text:p>
          </table:table-cell>
          <table:table-cell office:value-type="string" calcext:value-type="string">
            <text:p><text:s/>std_path_lengt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5" calcext:value-type="float">
            <text:p>1315</text:p>
          </table:table-cell>
          <table:table-cell office:value-type="float" office:value="239.733333333" calcext:value-type="float">
            <text:p>239.733333333</text:p>
          </table:table-cell>
          <table:table-cell office:value-type="float" office:value="1198.66666667" calcext:value-type="float">
            <text:p>1198.66666667</text:p>
          </table:table-cell>
          <table:table-cell office:value-type="float" office:value="1368.68136893" calcext:value-type="float">
            <text:p>1368.68136893</text:p>
          </table:table-cell>
          <table:table-cell office:value-type="float" office:value="48.1505779915" calcext:value-type="float">
            <text:p>48.15057799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61.7" calcext:value-type="float">
            <text:p>1261.7</text:p>
          </table:table-cell>
          <table:table-cell office:value-type="float" office:value="200.833333333" calcext:value-type="float">
            <text:p>200.833333333</text:p>
          </table:table-cell>
          <table:table-cell office:value-type="float" office:value="1205" calcext:value-type="float">
            <text:p>1205</text:p>
          </table:table-cell>
          <table:table-cell office:value-type="float" office:value="1390.89584503" calcext:value-type="float">
            <text:p>1390.89584503</text:p>
          </table:table-cell>
          <table:table-cell office:value-type="float" office:value="39.409506409" calcext:value-type="float">
            <text:p>39.4095064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88.6" calcext:value-type="float">
            <text:p>1188.6</text:p>
          </table:table-cell>
          <table:table-cell office:value-type="float" office:value="179.433333333" calcext:value-type="float">
            <text:p>179.433333333</text:p>
          </table:table-cell>
          <table:table-cell office:value-type="float" office:value="1256.03333333" calcext:value-type="float">
            <text:p>1256.03333333</text:p>
          </table:table-cell>
          <table:table-cell office:value-type="float" office:value="1088.10758216" calcext:value-type="float">
            <text:p>1088.10758216</text:p>
          </table:table-cell>
          <table:table-cell office:value-type="float" office:value="39.2390404935" calcext:value-type="float">
            <text:p>39.23904049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16.03333333" calcext:value-type="float">
            <text:p>1216.03333333</text:p>
          </table:table-cell>
          <table:table-cell office:value-type="float" office:value="149.466666667" calcext:value-type="float">
            <text:p>149.466666667</text:p>
          </table:table-cell>
          <table:table-cell office:value-type="float" office:value="1195.73333333" calcext:value-type="float">
            <text:p>1195.73333333</text:p>
          </table:table-cell>
          <table:table-cell office:value-type="float" office:value="1683.2279843" calcext:value-type="float">
            <text:p>1683.2279843</text:p>
          </table:table-cell>
          <table:table-cell office:value-type="float" office:value="29.1745440922" calcext:value-type="float">
            <text:p>29.17454409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89.333333333" calcext:value-type="float">
            <text:p>889.333333333</text:p>
          </table:table-cell>
          <table:table-cell office:value-type="float" office:value="137.066666667" calcext:value-type="float">
            <text:p>137.066666667</text:p>
          </table:table-cell>
          <table:table-cell office:value-type="float" office:value="1233.6" calcext:value-type="float">
            <text:p>1233.6</text:p>
          </table:table-cell>
          <table:table-cell office:value-type="float" office:value="1106.05534978" calcext:value-type="float">
            <text:p>1106.05534978</text:p>
          </table:table-cell>
          <table:table-cell office:value-type="float" office:value="29.2597562077" calcext:value-type="float">
            <text:p>29.25975620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74.666666667" calcext:value-type="float">
            <text:p>874.666666667</text:p>
          </table:table-cell>
          <table:table-cell office:value-type="float" office:value="123.233333333" calcext:value-type="float">
            <text:p>123.233333333</text:p>
          </table:table-cell>
          <table:table-cell office:value-type="float" office:value="1232.33333333" calcext:value-type="float">
            <text:p>1232.33333333</text:p>
          </table:table-cell>
          <table:table-cell office:value-type="float" office:value="969.870070691" calcext:value-type="float">
            <text:p>969.870070691</text:p>
          </table:table-cell>
          <table:table-cell office:value-type="float" office:value="25.4824934271" calcext:value-type="float">
            <text:p>25.48249342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50.2" calcext:value-type="float">
            <text:p>850.2</text:p>
          </table:table-cell>
          <table:table-cell office:value-type="float" office:value="110.566666667" calcext:value-type="float">
            <text:p>110.566666667</text:p>
          </table:table-cell>
          <table:table-cell office:value-type="float" office:value="1216.23333333" calcext:value-type="float">
            <text:p>1216.23333333</text:p>
          </table:table-cell>
          <table:table-cell office:value-type="float" office:value="1128.50854885" calcext:value-type="float">
            <text:p>1128.50854885</text:p>
          </table:table-cell>
          <table:table-cell office:value-type="float" office:value="22.7121163674" calcext:value-type="float">
            <text:p>22.71211636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22.466666667" calcext:value-type="float">
            <text:p>722.466666667</text:p>
          </table:table-cell>
          <table:table-cell office:value-type="float" office:value="96.5666666667" calcext:value-type="float">
            <text:p>96.5666666667</text:p>
          </table:table-cell>
          <table:table-cell office:value-type="float" office:value="1158.8" calcext:value-type="float">
            <text:p>1158.8</text:p>
          </table:table-cell>
          <table:table-cell office:value-type="float" office:value="1235.67052113" calcext:value-type="float">
            <text:p>1235.67052113</text:p>
          </table:table-cell>
          <table:table-cell office:value-type="float" office:value="16.4854864765" calcext:value-type="float">
            <text:p>16.48548647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0.6" calcext:value-type="float">
            <text:p>430.6</text:p>
          </table:table-cell>
          <table:table-cell office:value-type="float" office:value="87.5333333333" calcext:value-type="float">
            <text:p>87.5333333333</text:p>
          </table:table-cell>
          <table:table-cell office:value-type="float" office:value="1137.93333333" calcext:value-type="float">
            <text:p>1137.93333333</text:p>
          </table:table-cell>
          <table:table-cell office:value-type="float" office:value="512.367432813" calcext:value-type="float">
            <text:p>512.367432813</text:p>
          </table:table-cell>
          <table:table-cell office:value-type="float" office:value="13.13781941" calcext:value-type="float">
            <text:p>13.137819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3.6" calcext:value-type="float">
            <text:p>463.6</text:p>
          </table:table-cell>
          <table:table-cell office:value-type="float" office:value="86.1" calcext:value-type="float">
            <text:p>86.1</text:p>
          </table:table-cell>
          <table:table-cell office:value-type="float" office:value="1205.4" calcext:value-type="float">
            <text:p>1205.4</text:p>
          </table:table-cell>
          <table:table-cell office:value-type="float" office:value="563.792551724" calcext:value-type="float">
            <text:p>563.792551724</text:p>
          </table:table-cell>
          <table:table-cell office:value-type="float" office:value="16.9428043927" calcext:value-type="float">
            <text:p>16.94280439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97.133333333" calcext:value-type="float">
            <text:p>697.133333333</text:p>
          </table:table-cell>
          <table:table-cell office:value-type="float" office:value="82.7" calcext:value-type="float">
            <text:p>82.7</text:p>
          </table:table-cell>
          <table:table-cell office:value-type="float" office:value="1240.5" calcext:value-type="float">
            <text:p>1240.5</text:p>
          </table:table-cell>
          <table:table-cell office:value-type="float" office:value="1158.36480268" calcext:value-type="float">
            <text:p>1158.36480268</text:p>
          </table:table-cell>
          <table:table-cell office:value-type="float" office:value="17.1547721319" calcext:value-type="float">
            <text:p>17.15477213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6.333333333" calcext:value-type="float">
            <text:p>626.333333333</text:p>
          </table:table-cell>
          <table:table-cell office:value-type="float" office:value="73.7666666667" calcext:value-type="float">
            <text:p>73.7666666667</text:p>
          </table:table-cell>
          <table:table-cell office:value-type="float" office:value="1180.26666667" calcext:value-type="float">
            <text:p>1180.26666667</text:p>
          </table:table-cell>
          <table:table-cell office:value-type="float" office:value="911.45065629" calcext:value-type="float">
            <text:p>911.45065629</text:p>
          </table:table-cell>
          <table:table-cell office:value-type="float" office:value="13.3898657853" calcext:value-type="float">
            <text:p>13.38986578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30T00:52:58.268913556</dc:date>
    <meta:editing-duration>PT3M56S</meta:editing-duration>
    <meta:editing-cycles>1</meta:editing-cycles>
    <meta:document-statistic meta:table-count="1" meta:cell-count="78" meta:object-count="2"/>
    <meta:generator>LibreOffice/5.1.6.2$Linux_x86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point_robot_improved.F2:point_robot_improved.F13" chart:error-lower-range="point_robot_improved.F2:point_robot_improved.F13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point_robot_improved.F2:point_robot_improved.F13" chart:error-lower-range="point_robot_improved.F2:point_robot_improved.F13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point_robot_improved.F2:point_robot_improved.F13" chart:error-lower-range="point_robot_improved.F2:point_robot_improved.F13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3cm" svg:height="9.005cm" xlink:href=".." xlink:type="simple" chart:class="chart:bar" chart:style-name="ch1">
        <chart:title svg:x="5.407cm" svg:y="0.316cm" chart:style-name="ch2">
          <text:p>Step Size vs Path Length</text:p>
        </chart:title>
        <chart:plot-area chart:style-name="ch3" table:cell-range-address="point_robot_improved.A2:point_robot_improved.A13 point_robot_improved.D2:point_robot_improved.D13" chart:data-source-has-labels="column" svg:x="1.33cm" svg:y="1.275cm" svg:width="14.334cm" svg:height="6.569cm">
          <chartooo:coordinate-region svg:x="2.322cm" svg:y="1.474cm" svg:width="13.342cm" svg:height="5.723cm"/>
          <chart:axis chart:dimension="x" chart:name="primary-x" chart:style-name="ch4" chartooo:axis-type="auto">
            <chartooo:date-scale/>
            <chart:title svg:x="7.752cm" svg:y="8.024cm" chart:style-name="ch5">
              <text:p>step_size</text:p>
            </chart:title>
            <chart:categories table:cell-range-address="point_robot_improved.A2:point_robot_improved.A13"/>
          </chart:axis>
          <chart:axis chart:dimension="y" chart:name="primary-y" chart:style-name="ch6">
            <chart:title svg:x="0.451cm" svg:y="5.476cm" chart:style-name="ch7">
              <text:p>path_length</text:p>
            </chart:title>
            <chart:grid chart:style-name="ch8" chart:class="major"/>
          </chart:axis>
          <chart:series chart:style-name="ch9" chart:values-cell-range-address="point_robot_improved.D2:point_robot_improved.D13" chart:class="chart:bar">
            <chart:error-indicator chart:style-name="ch10" chart:dimension="y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point_robot_improved.A2:point_robot_improved.A13</svg:desc>
                </draw:g>
              </table:table-cell>
              <table:table-cell office:value-type="float" office:value="1198.66666667">
                <text:p>1198.66666667</text:p>
                <draw:g>
                  <svg:desc>point_robot_improved.D2:point_robot_improved.D13</svg:desc>
                </draw:g>
              </table:table-cell>
              <table:table-cell office:value-type="float" office:value="48.1505779915">
                <text:p>48.1505779915</text:p>
                <draw:g>
                  <svg:desc>point_robot_improved.F2:point_robot_improved.F13</svg:desc>
                </draw:g>
              </table:table-cell>
              <table:table-cell office:value-type="float" office:value="48.1505779915">
                <text:p>48.1505779915</text:p>
                <draw:g>
                  <svg:desc>point_robot_improved.F2:point_robot_improved.F13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05">
                <text:p>1205</text:p>
              </table:table-cell>
              <table:table-cell office:value-type="float" office:value="39.409506409">
                <text:p>39.409506409</text:p>
              </table:table-cell>
              <table:table-cell office:value-type="float" office:value="39.409506409">
                <text:p>39.40950640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56.03333333">
                <text:p>1256.03333333</text:p>
              </table:table-cell>
              <table:table-cell office:value-type="float" office:value="39.2390404935">
                <text:p>39.2390404935</text:p>
              </table:table-cell>
              <table:table-cell office:value-type="float" office:value="39.2390404935">
                <text:p>39.239040493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95.73333333">
                <text:p>1195.73333333</text:p>
              </table:table-cell>
              <table:table-cell office:value-type="float" office:value="29.1745440922">
                <text:p>29.1745440922</text:p>
              </table:table-cell>
              <table:table-cell office:value-type="float" office:value="29.1745440922">
                <text:p>29.174544092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233.6">
                <text:p>1233.6</text:p>
              </table:table-cell>
              <table:table-cell office:value-type="float" office:value="29.2597562077">
                <text:p>29.2597562077</text:p>
              </table:table-cell>
              <table:table-cell office:value-type="float" office:value="29.2597562077">
                <text:p>29.259756207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32.33333333">
                <text:p>1232.33333333</text:p>
              </table:table-cell>
              <table:table-cell office:value-type="float" office:value="25.4824934271">
                <text:p>25.4824934271</text:p>
              </table:table-cell>
              <table:table-cell office:value-type="float" office:value="25.4824934271">
                <text:p>25.482493427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216.23333333">
                <text:p>1216.23333333</text:p>
              </table:table-cell>
              <table:table-cell office:value-type="float" office:value="22.7121163674">
                <text:p>22.7121163674</text:p>
              </table:table-cell>
              <table:table-cell office:value-type="float" office:value="22.7121163674">
                <text:p>22.712116367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58.8">
                <text:p>1158.8</text:p>
              </table:table-cell>
              <table:table-cell office:value-type="float" office:value="16.4854864765">
                <text:p>16.4854864765</text:p>
              </table:table-cell>
              <table:table-cell office:value-type="float" office:value="16.4854864765">
                <text:p>16.485486476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137.93333333">
                <text:p>1137.93333333</text:p>
              </table:table-cell>
              <table:table-cell office:value-type="float" office:value="13.13781941">
                <text:p>13.13781941</text:p>
              </table:table-cell>
              <table:table-cell office:value-type="float" office:value="13.13781941">
                <text:p>13.1378194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205.4">
                <text:p>1205.4</text:p>
              </table:table-cell>
              <table:table-cell office:value-type="float" office:value="16.9428043927">
                <text:p>16.9428043927</text:p>
              </table:table-cell>
              <table:table-cell office:value-type="float" office:value="16.9428043927">
                <text:p>16.942804392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240.5">
                <text:p>1240.5</text:p>
              </table:table-cell>
              <table:table-cell office:value-type="float" office:value="17.1547721319">
                <text:p>17.1547721319</text:p>
              </table:table-cell>
              <table:table-cell office:value-type="float" office:value="17.1547721319">
                <text:p>17.154772131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80.26666667">
                <text:p>1180.26666667</text:p>
              </table:table-cell>
              <table:table-cell office:value-type="float" office:value="13.3898657853">
                <text:p>13.3898657853</text:p>
              </table:table-cell>
              <table:table-cell office:value-type="float" office:value="13.3898657853">
                <text:p>13.38986578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point_robot_improved.E2:point_robot_improved.E13" chart:error-lower-range="point_robot_improved.E2:point_robot_improved.E13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3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point_robot_improved.E2:point_robot_improved.E13" chart:error-lower-range="point_robot_improved.E2:point_robot_improved.E13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point_robot_improved.E2:point_robot_improved.E13" chart:error-lower-range="point_robot_improved.E2:point_robot_improved.E13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4cm" svg:height="9.856cm" xlink:href=".." xlink:type="simple" chart:class="chart:bar" chart:style-name="ch1">
        <chart:title svg:x="4.562cm" svg:y="0.333cm" chart:style-name="ch2">
          <text:p>Step Size vs Number of Iterations</text:p>
        </chart:title>
        <chart:plot-area chart:style-name="ch3" table:cell-range-address="point_robot_improved.A2:point_robot_improved.B13" chart:data-source-has-labels="column" svg:x="1.33cm" svg:y="1.309cm" svg:width="14.335cm" svg:height="7.369cm">
          <chartooo:coordinate-region svg:x="2.322cm" svg:y="1.508cm" svg:width="13.343cm" svg:height="6.523cm"/>
          <chart:axis chart:dimension="x" chart:name="primary-x" chart:style-name="ch4" chartooo:axis-type="auto">
            <chartooo:date-scale/>
            <chart:title svg:x="7.752cm" svg:y="8.875cm" chart:style-name="ch5">
              <text:p>step_size</text:p>
            </chart:title>
            <chart:categories table:cell-range-address="point_robot_improved.A2:point_robot_improved.A13"/>
          </chart:axis>
          <chart:axis chart:dimension="y" chart:name="primary-y" chart:style-name="ch6">
            <chart:title svg:x="0.451cm" svg:y="6.122cm" chart:style-name="ch7">
              <text:p>num_iterations</text:p>
            </chart:title>
            <chart:grid chart:style-name="ch8" chart:class="major"/>
          </chart:axis>
          <chart:series chart:style-name="ch9" chart:values-cell-range-address="point_robot_improved.B2:point_robot_improved.B13" chart:class="chart:bar">
            <chart:error-indicator chart:style-name="ch10" chart:dimension="y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point_robot_improved.A2:point_robot_improved.A13</svg:desc>
                </draw:g>
              </table:table-cell>
              <table:table-cell office:value-type="float" office:value="1315">
                <text:p>1315</text:p>
                <draw:g>
                  <svg:desc>point_robot_improved.B2:point_robot_improved.B13</svg:desc>
                </draw:g>
              </table:table-cell>
              <table:table-cell office:value-type="float" office:value="1368.68136893">
                <text:p>1368.68136893</text:p>
                <draw:g>
                  <svg:desc>point_robot_improved.E2:point_robot_improved.E13</svg:desc>
                </draw:g>
              </table:table-cell>
              <table:table-cell office:value-type="float" office:value="1368.68136893">
                <text:p>1368.68136893</text:p>
                <draw:g>
                  <svg:desc>point_robot_improved.E2:point_robot_improved.E13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61.7">
                <text:p>1261.7</text:p>
              </table:table-cell>
              <table:table-cell office:value-type="float" office:value="1390.89584503">
                <text:p>1390.89584503</text:p>
              </table:table-cell>
              <table:table-cell office:value-type="float" office:value="1390.89584503">
                <text:p>1390.895845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88.6">
                <text:p>1188.6</text:p>
              </table:table-cell>
              <table:table-cell office:value-type="float" office:value="1088.10758216">
                <text:p>1088.10758216</text:p>
              </table:table-cell>
              <table:table-cell office:value-type="float" office:value="1088.10758216">
                <text:p>1088.1075821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16.03333333">
                <text:p>1216.03333333</text:p>
              </table:table-cell>
              <table:table-cell office:value-type="float" office:value="1683.2279843">
                <text:p>1683.2279843</text:p>
              </table:table-cell>
              <table:table-cell office:value-type="float" office:value="1683.2279843">
                <text:p>1683.227984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89.333333333">
                <text:p>889.333333333</text:p>
              </table:table-cell>
              <table:table-cell office:value-type="float" office:value="1106.05534978">
                <text:p>1106.05534978</text:p>
              </table:table-cell>
              <table:table-cell office:value-type="float" office:value="1106.05534978">
                <text:p>1106.0553497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74.666666667">
                <text:p>874.666666667</text:p>
              </table:table-cell>
              <table:table-cell office:value-type="float" office:value="969.870070691">
                <text:p>969.870070691</text:p>
              </table:table-cell>
              <table:table-cell office:value-type="float" office:value="969.870070691">
                <text:p>969.87007069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50.2">
                <text:p>850.2</text:p>
              </table:table-cell>
              <table:table-cell office:value-type="float" office:value="1128.50854885">
                <text:p>1128.50854885</text:p>
              </table:table-cell>
              <table:table-cell office:value-type="float" office:value="1128.50854885">
                <text:p>1128.5085488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22.466666667">
                <text:p>722.466666667</text:p>
              </table:table-cell>
              <table:table-cell office:value-type="float" office:value="1235.67052113">
                <text:p>1235.67052113</text:p>
              </table:table-cell>
              <table:table-cell office:value-type="float" office:value="1235.67052113">
                <text:p>1235.6705211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30.6">
                <text:p>430.6</text:p>
              </table:table-cell>
              <table:table-cell office:value-type="float" office:value="512.367432813">
                <text:p>512.367432813</text:p>
              </table:table-cell>
              <table:table-cell office:value-type="float" office:value="512.367432813">
                <text:p>512.36743281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63.6">
                <text:p>463.6</text:p>
              </table:table-cell>
              <table:table-cell office:value-type="float" office:value="563.792551724">
                <text:p>563.792551724</text:p>
              </table:table-cell>
              <table:table-cell office:value-type="float" office:value="563.792551724">
                <text:p>563.79255172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97.133333333">
                <text:p>697.133333333</text:p>
              </table:table-cell>
              <table:table-cell office:value-type="float" office:value="1158.36480268">
                <text:p>1158.36480268</text:p>
              </table:table-cell>
              <table:table-cell office:value-type="float" office:value="1158.36480268">
                <text:p>1158.3648026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26.333333333">
                <text:p>626.333333333</text:p>
              </table:table-cell>
              <table:table-cell office:value-type="float" office:value="911.45065629">
                <text:p>911.45065629</text:p>
              </table:table-cell>
              <table:table-cell office:value-type="float" office:value="911.45065629">
                <text:p>911.450656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